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
      <style:text-properties fo:font-weight="normal" style:font-weight-asian="normal" style:font-weight-complex="normal"/>
    </style:style>
    <style:style style:name="P21" style:family="paragraph" style:parent-style-name="OOoFigure">
      <style:text-properties fo:font-style="normal" style:font-style-asian="normal" style:font-style-complex="normal"/>
    </style:style>
    <style:style style:name="P22" style:family="paragraph" style:parent-style-name="OOoFigure" style:master-page-name="">
      <style:paragraph-properties loext:contextual-spacing="false" fo:margin-top="0.0827in" fo:margin-bottom="0.2008in" style:page-number="auto"/>
    </style:style>
    <style:style style:name="P23" style:family="paragraph" style:parent-style-name="OOoFigure">
      <style:paragraph-properties loext:contextual-spacing="false" fo:margin-top="0.0429in" fo:margin-bottom="0.0827in"/>
    </style:style>
    <style:style style:name="P24" style:family="paragraph" style:parent-style-name="OOoFigure" style:master-page-name="">
      <style:paragraph-properties loext:contextual-spacing="false" fo:margin-top="0.0429in" fo:margin-bottom="0.0827in" style:page-number="auto"/>
    </style:style>
    <style:style style:name="P25" style:family="paragraph" style:parent-style-name="Table_20_Contents">
      <style:paragraph-properties fo:text-align="end" style:justify-single-word="false"/>
      <style:text-properties fo:font-size="14pt"/>
    </style:style>
    <style:style style:name="P26" style:family="paragraph" style:parent-style-name="Table_20_Contents">
      <style:paragraph-properties fo:text-align="center" style:justify-single-word="false"/>
      <style:text-properties fo:font-size="14pt"/>
    </style:style>
    <style:style style:name="P27" style:family="paragraph" style:parent-style-name="Table_20_Contents">
      <style:paragraph-properties fo:margin-left="0in" fo:margin-right="0in" fo:text-align="center" style:justify-single-word="false" fo:text-indent="0in" style:auto-text-indent="false"/>
    </style:style>
    <style:style style:name="P28" style:family="paragraph" style:parent-style-name="OOoTableText">
      <style:paragraph-properties loext:contextual-spacing="false" fo:margin-top="0in" fo:margin-bottom="0in"/>
    </style:style>
    <style:style style:name="P29" style:family="paragraph" style:parent-style-name="OOoFigureCaption">
      <style:paragraph-properties fo:margin-top="0.0783in" fo:margin-bottom="0.0429in"/>
    </style:style>
    <style:style style:name="P30" style:family="paragraph" style:parent-style-name="OOoProductName" style:master-page-name="OOoTitlePage">
      <style:paragraph-properties style:page-number="auto"/>
    </style:style>
    <style:style style:name="P31" style:family="paragraph" style:parent-style-name="OOoCopyrightPage" style:master-page-name="OOoCopyright">
      <style:paragraph-properties style:page-number="auto"/>
    </style:style>
    <style:style style:name="P32" style:family="paragraph" style:parent-style-name="OOoList_20_1_20_End" style:list-style-name="OOoBullets_20_1"/>
    <style:style style:name="P33" style:family="paragraph" style:parent-style-name="OOoList_20_1_20_End">
      <style:paragraph-properties fo:keep-with-next="always"/>
    </style:style>
    <style:style style:name="P34" style:family="paragraph" style:parent-style-name="OOoList_20_1_20_Cont." style:list-style-name="OOoBullets_20_1"/>
    <style:style style:name="P35" style:family="paragraph" style:parent-style-name="OOoList_20_1_20_Cont.">
      <style:paragraph-properties fo:keep-with-next="always"/>
    </style:style>
    <style:style style:name="P36" style:family="paragraph" style:parent-style-name="OOoList_20_1_20_Start" style:master-page-name="">
      <style:paragraph-properties style:page-number="auto" fo:keep-with-next="always"/>
    </style:style>
    <style:style style:name="P37" style:family="paragraph" style:parent-style-name="OOoList_20_1_20_Start" style:list-style-name="OOoBullets_20_1" style:master-page-name="">
      <style:paragraph-properties style:page-number="auto" fo:keep-with-next="always"/>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OOoHeading_20_0" style:master-page-name="OOoTitlePage">
      <style:paragraph-properties style:page-number="auto"/>
    </style:style>
    <style:style style:name="P40" style:family="paragraph" style:parent-style-name="OOoTextBody" style:master-page-name="OOoFrontMatter">
      <style:paragraph-properties style:page-number="auto"/>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OOoHeading_20_1" style:list-style-name="L1"/>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font-name="Times New Roman"/>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Apache OpenOffice</text:p>
      <text:p text:style-name="OOoSubtitle">Version 4.1</text:p>
      <text:p text:style-name="OOoGuideName">Getting Started</text:p>
      <text:p text:style-name="OOoTextBody"/>
      <text:p text:style-name="OOoAuthor">AOO Documentation Team</text:p>
      <text:p text:style-name="OOoTextBody"/>
      <text:p text:style-name="OOoPageBreak"/>
      <text:p text:style-name="P31">Copyright</text:p>
      <text:p text:style-name="OOoTextBody">This document is Copyright <text:span text:style-name="T20">©</text:span> 2022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2 December 2022. Based on Apache OpenOffice 4.1.</text:p>
      <text:p text:style-name="P40"/>
      <text:p text:style-name="OOoToCHead">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6 <text:line-break/>Getting Started with Draw<text:tab/>4</text:p>
          <text:p text:style-name="P41">What Is Draw?<text:tab/>4</text:p>
          <text:p text:style-name="P41">Parts of the Main Draw Window<text:tab/>5</text:p>
          <text:p text:style-name="P41">Choosing and Defining Colors<text:tab/>7</text:p>
          <text:p text:style-name="P41">Positioning Objects with Snap Functions<text:tab/>8</text:p>
          <text:p text:style-name="P41">Positioning Objects with Guiding Lines<text:tab/>10</text:p>
          <text:p text:style-name="P41">The Basic Drawing Shapes<text:tab/>11</text:p>
          <text:p text:style-name="P41">Drawing Geometric Shapes<text:tab/>16</text:p>
          <text:p text:style-name="P41">Selecting Objects<text:tab/>17</text:p>
          <text:p text:style-name="P41">Moving and Dynamically Adjusting an Object’s Size<text:tab/>19</text:p>
          <text:p text:style-name="P41">Editing Objects<text:tab/>21</text:p>
          <text:p text:style-name="P41">Using Styles<text:tab/>23</text:p>
          <text:p text:style-name="P41">Special Effects<text:tab/>23</text:p>
          <text:p text:style-name="P41">Combining Multiple Objects<text:tab/>26</text:p>
          <text:p text:style-name="P41">Aids for Positioning Objects<text:tab/>27</text:p>
          <text:p text:style-name="P41">Inserting and Editing Pictures<text:tab/>27</text:p>
          <text:p text:style-name="P41">Working with 3D Objects<text:tab/>27</text:p>
          <text:p text:style-name="P41">Exporting Graphics<text:tab/>28</text:p>
          <text:p text:style-name="P41">Adding Comments to a Drawing<text:tab/>28</text:p>
        </text:index-body>
      </text:table-of-content>
      <text:p text:style-name="OOoTextBody"/>
      <text:h text:style-name="P39"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62406032"/>vector graphics<text:alphabetical-index-mark-end text:id="IMark62406032"/>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74413344"/>pixels<text:alphabetical-index-mark-end text:id="IMark74413344"/>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4406247470656105998"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his chapter introduces some of Draw’s features, but it does not attempt to cover all of them. See the <text:span text:style-name="OOoEmphasis">Draw Guide</text:span> and the application Help for more information.</text:p>
      <text:h text:style-name="OOoHeading_20_1" text:outline-level="2"><text:soft-page-break/>Parts of the Main Draw Window</text:h>
      <text:p text:style-name="OOoTextBody">The components of the main <text:alphabetical-index-mark-start text:id="IMark62406032" text:key1="workspace"/>Draw<text:alphabetical-index-mark-end text:id="IMark62406032"/>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8"><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9"><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0"><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lines, making it easier to position objects. The <text:alphabetical-index-mark text:string-value="page margins"/><text:alphabetical-index-mark text:string-value="margins"/>page <text:soft-page-break/>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2"><draw:text-box fo:min-height="0.9346in"><text:p text:style-name="OOoFigureCaption"><draw:frame draw:style-name="fr17" draw:name="AOO41GS07_004" text:anchor-type="as-char" svg:width="4.1839in" svg:height="0.7193in" draw:z-index="14"><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7"><draw:text-box fo:min-height="1.0811in"><text:p text:style-name="OOoFigureCaption"><draw:frame draw:style-name="fr17" draw:name="AOO41GS07_005" text:anchor-type="as-char" svg:width="4.3862in" svg:height="0.8417in" draw:z-index="18"><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74413344" text:key1="Draw"/>toolbars<text:alphabetical-index-mark-end text:id="IMark74413344"/><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22"><draw:frame draw:style-name="fr17" draw:name="AOO41GS07_006_StandardToolbar" text:anchor-type="as-char" svg:width="6.6929in" svg:height="0.3492in" draw:z-index="19"><draw:image xlink:href="Pictures/100000000000028B000000228B4298EC.png" xlink:type="simple" xlink:show="embed" xlink:actuate="onLoad"/></draw:frame></text:p>
      <text:p text:style-name="OOoDefinitionTerm"><text:alphabetical-index-mark-start text:id="IMark62406032"/><text:alphabetical-index-mark-start text:id="IMark74413344" text:key1="toolbars"/>Line and Filling toolbar<text:alphabetical-index-mark-end text:id="IMark74413344"/><text:alphabetical-index-mark-end text:id="IMark62406032"/></text:p>
      <text:p text:style-name="OOoDefinition">The Line and Filling toolbar lets you modify the main properties of a drawing object. See page <text:bookmark-ref text:reference-format="page" text:ref-name="__RefHeading__33804_2069420273">21</text:bookmark-ref> for details.</text:p>
      <text:p text:style-name="OOoFigure"><text:soft-page-break/><draw:frame draw:style-name="fr17" draw:name="AOO41GS07_007_LineFillingToolbar" text:anchor-type="as-char" svg:width="6.6929in" svg:height="0.339in" draw:z-index="20"><draw:image xlink:href="Pictures/10000000000002DF000000234F2716B0.png" xlink:type="simple" xlink:show="embed" xlink:actuate="onLoad"/></draw:frame></text:p>
      <text:p text:style-name="P8">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8" draw:name="AOO41GS07_008_TextFormattingToolbar" text:anchor-type="as-char" svg:width="6.6929in" svg:height="0.2799in" draw:z-index="21"><draw:image xlink:href="Pictures/10000000000003200000002163D2AE61.png" xlink:type="simple" xlink:show="embed" xlink:actuate="onLoad"/></draw:frame></text:p>
      <text:p text:style-name="OOoDefinitionTerm"><text:alphabetical-index-mark text:string-value="Drawing" text:key1="toolbars"/><text:alphabetical-index-mark text:string-value="Drawing toolbar"/>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7" draw:name="AOO41GS07_009_DrawingToolbar" text:anchor-type="as-char" svg:width="6.6929in" svg:height="0.2799in" draw:z-index="22"><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Bar (Draw)"/><text:alphabetical-index-mark text:string-value="Options toolbar"/>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23"><draw:text-box fo:min-height="0.8409in"><text:p text:style-name="OOoFigureCaption"><draw:frame draw:style-name="fr18" draw:name="AOO41GS07_010_OptionsToolbar" text:anchor-type="as-char" svg:width="4.1764in" svg:height="0.5555in" draw:z-index="24"><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Choosing and Defining Colors</text:h>
      <text:p text:style-name="OOoDefinitionTerm"><text:alphabetical-index-mark-start text:id="IMark62406032"/><text:alphabetical-index-mark-start text:id="IMark144127700" text:key1="toolbars"/>Color Bar<text:alphabetical-index-mark-end text:id="IMark144127700"/><text:alphabetical-index-mark-end text:id="IMark62406032"/></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25"><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oft-page-break/><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144127700"/><text:span text:style-name="OOoDefault"><text:span text:style-name="T1">CMYK</text:span></text:span><text:alphabetical-index-mark-end text:id="IMark144127700"/><text:span text:style-name="OOoDefault"><text:span text:style-name="T1"> (Cyan, Magenta, Yellow, Black), and </text:span></text:span><text:alphabetical-index-mark-start text:id="IMark74414544"/><text:span text:style-name="OOoDefault"><text:span text:style-name="T1">RGB</text:span></text:span><text:alphabetical-index-mark-end text:id="IMark74414544"/><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0"><draw:frame draw:style-name="fr1" draw:name="Figure_AOO41GS07_7" text:anchor-type="as-char" svg:y="-3.8189in" svg:width="6.0492in" draw:z-index="26"><draw:text-box fo:min-height="4.0252in"><text:p text:style-name="OOoFigureCaption"><draw:frame draw:style-name="fr17" draw:name="AOO41GS07_012" text:anchor-type="as-char" svg:width="6.0118in" svg:height="3.989in" draw:z-index="27"><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87283432"/>color palette<text:alphabetical-index-mark-end text:id="IMark87283432"/></text:p></draw:text-box></draw:frame></text:p>
      <text:h text:style-name="OOoHeading_20_1" text:outline-level="2">Positioning Objects with <text:alphabetical-index-mark-start text:id="IMark74414544"/>Snap Functions<text:alphabetical-index-mark-end text:id="IMark74414544"/></text:h>
      <text:p text:style-name="P4">In Draw, objects can be accurately and consistently positioned using <text:alphabetical-index-mark-start text:id="IMark74414544"/>grid points<text:alphabetical-index-mark-end text:id="IMark74414544"/>,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soft-page-break/><text:alphabetical-index-mark-start text:id="IMark74414544"/>Snap to Grid<text:alphabetical-index-mark-end text:id="IMark74414544"/></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28"><draw:image xlink:href="Pictures/10000000000000210000001F5D762CD0.png" xlink:type="simple" xlink:show="embed" xlink:actuate="onLoad"/></draw:frame> icon.</text:p>
      <text:p text:style-name="P23"><draw:frame draw:style-name="fr1" draw:name="Figure_AOO41GS07_8" text:anchor-type="as-char" svg:y="-1.6154in" svg:width="3.2193in" draw:z-index="29"><draw:text-box fo:min-height="1.6917in"><text:p text:style-name="P18"><draw:frame draw:style-name="fr20" draw:name="AOO41GS07_014" text:anchor-type="as-char" svg:width="3.2193in" svg:height="1.6811in" draw:z-index="30"><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31"><draw:image xlink:href="Pictures/100000000000001E000000216B6FF93C.png" xlink:type="simple" xlink:show="embed" xlink:actuate="onLoad"/></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32"><draw:text-box fo:min-height="3.5819in"><text:p text:style-name="OOoFigureCaption"><draw:frame draw:style-name="fr14" draw:name="AOO41GS07_016" text:anchor-type="paragraph" svg:width="5.161in" svg:height="3.3992in" draw:z-index="33"><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7448463"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5.4272in" draw:z-index="34"><draw:text-box fo:min-height="3.8425in"><text:p text:style-name="OOoFigureCaption"><draw:frame draw:style-name="fr22" draw:name="AOO41GS07_017" text:anchor-type="as-char" svg:width="5.4272in" svg:height="3.5728in" draw:z-index="35"><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74414544"/>guiding lines<text:alphabetical-index-mark-end text:id="IMark74414544"/>—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36"><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37"><draw:text-box fo:min-height="0.6362in"><text:p text:style-name="OOoFigureCaption"><draw:frame draw:style-name="fr17" draw:name="AOO41GS07_019" text:anchor-type="as-char" svg:width="3.5492in" svg:height="0.4154in" draw:z-index="38"><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9"><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40"><draw:text-box fo:min-height="2.0417in"><text:p text:style-name="OOoFigureCaption"><draw:frame draw:style-name="fr23" draw:name="AOO41GS07_021" text:anchor-type="as-char" svg:width="2.0945in" svg:height="1.7417in" draw:z-index="41"><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42"><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43"><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44"><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74414064" text:key1="drawing"/><text:alphabetical-index-mark text:string-value="rectangle, drawing"/>Rectangle<text:alphabetical-index-mark-end text:id="IMark74414064"/>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45"><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4"><text:soft-page-break/><draw:frame draw:style-name="fr6" draw:name="Figure_AOO41GS07_14" text:anchor-type="as-char" fo:min-width="4.1508in" draw:z-index="13"><draw:text-box fo:min-height="1.5319in"><text:p text:style-name="P18"><draw:frame draw:style-name="fr17" draw:name="AOO41GS07_026" text:anchor-type="as-char" svg:width="4.1508in" svg:height="1.2661in" draw:z-index="15"><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16"><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6"><draw:text-box fo:min-height="1.5984in"><text:p text:style-name="P18"><draw:frame draw:style-name="fr17" draw:name="AOO41GS07_028" text:anchor-type="as-char" svg:width="4.2661in" svg:height="1.3043in" draw:z-index="47"><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7">To draw a circle, hold down the <text:span text:style-name="OOoKeystroke">Shift</text:span> key while dragging the mouse.</text:p>
        </text:list-item>
        <text:list-item>
          <text:p text:style-name="P34">To draw an ellipse with the starting point at the center (instead of the corner), hold down the <text:span text:style-name="OOoKeystroke">Alt</text:span> key while dragging the mouse.</text:p>
        </text:list-item>
        <text:list-item>
          <text:p text:style-name="P34">To draw a circle with the starting point at the center, hold down both the <text:span text:style-name="OOoKeystroke">Alt</text:span> and <text:span text:style-name="OOoKeystroke">Shift</text:span> keys while dragging the mouse.</text:p>
        </text:list-item>
        <text:list-item>
          <text:p text:style-name="P32">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Drawing Curves</text:h>
      <text:p text:style-name="OOoTextBody">The tools for drawing curves or polygons are on the toolbar that appears when you click the arrow next to the <text:span text:style-name="OOoMenuPath">Curve</text:span> icon <draw:frame draw:style-name="fr18" draw:name="AOO41GS07_029_CurveIcon" text:anchor-type="as-char" svg:width="0.3744in" svg:height="0.2244in" draw:z-index="48"><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49"><draw:text-box fo:min-height="2.1555in"><text:p text:style-name="OOoFigure"><draw:frame draw:style-name="fr18" draw:name="AOO41GS07_030" text:anchor-type="as-char" svg:width="1.2756in" svg:height="1.2465in" draw:z-index="51"><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52"><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 window. 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3744in" svg:height="0.2244in" draw:z-index="53"><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4"><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2165in" svg:width="0.2701in" svg:height="0.2902in" draw:z-index="55"><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6"><draw:text-box fo:min-height="1.6528in"><text:p text:style-name="OOoFigureCaption"><draw:frame draw:style-name="fr17" draw:name="AOO41GS07_035" text:anchor-type="as-char" svg:width="2.0126in" svg:height="1.3945in" draw:z-index="5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74414544"/>gluepoints<text:alphabetical-index-mark-end text:id="IMark74414544"/> on an object. When you move the other object, the connector moves with it. Connectors are particularly useful for making organizational charts. You can reorganize the blocks of your chart and all the connected objects stay connected.</text:p>
      <text:p text:style-name="P4"><text:soft-page-break/><text:span text:style-name="T11"><text:sequence-ref text:reference-format="category-and-value" text:ref-name="refFigure17">Figure 18</text:sequence-ref></text:span><text:span text:style-name="T11"> shows two </text:span>Draw<text:span text:style-name="T11"> objects and a connector.</text:span></text:p>
      <text:p text:style-name="P21"><draw:frame draw:style-name="fr10" draw:name="Figure_AOO41GS07_18" text:anchor-type="as-char" svg:width="3.7791in" draw:z-index="59"><draw:text-box fo:min-height="2.1075in"><text:p text:style-name="P19"><draw:frame draw:style-name="fr26" draw:name="AOO41GS07_036" text:anchor-type="as-char" svg:width="1.7992in" svg:height="1.8661in" draw:z-index="60"><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4476011456835332214" text:style-name="L1">
        <text:list-item>
          <text:list>
            <text:list-item>
              <text:h text:style-name="P42" text:outline-level="2">Drawing Geometric Shapes</text:h>
            </text:list-item>
          </text:list>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2"><draw:text-box fo:min-height="0.6736in"><text:p text:style-name="OOoFigureCaption"><draw:frame draw:style-name="fr27" draw:name="AOO41GS07_038" text:anchor-type="as-char" svg:width="3.1244in" svg:height="0.4366in" draw:z-index="6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5"><draw:frame draw:style-name="fr18" draw:name="AOO41GS07_040" text:anchor-type="as-char" svg:width="1.6909in" svg:height="1.4953in" draw:z-index="65"><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6"><draw:image xlink:href="Pictures/100002010000002800000018CFC52A85.png" xlink:type="simple" xlink:show="embed" xlink:actuate="onLoad"/></draw:frame> provides an array of tools for drawing the various symbols.</text:p>
          </table:table-cell>
          <table:table-cell office:value-type="string">
            <text:p text:style-name="P25"><draw:frame draw:style-name="fr18" draw:name="AOO41GS07_042" text:anchor-type="as-char" svg:width="1.7047in" svg:height="1.1957in" draw:z-index="6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68"><draw:image xlink:href="Pictures/10000201000000280000001863638E7D.png" xlink:type="simple" xlink:show="embed" xlink:actuate="onLoad"/></draw:frame> opens the Block Arrows toolbar.</text:p>
          </table:table-cell>
          <table:table-cell office:value-type="string">
            <text:p text:style-name="P25"><draw:frame draw:style-name="fr18" draw:name="AOO41GS07_044" text:anchor-type="as-char" svg:width="1.6929in" svg:height="1.8035in" draw:z-index="69"><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0"><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5"><draw:frame draw:style-name="fr18" draw:name="AOO41GS07_045" text:anchor-type="as-char" svg:width="1.6929in" svg:height="1.8063in" draw:z-index="71"><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72"><draw:image xlink:href="Pictures/100002010000002800000018CDEB6C08.png" xlink:type="simple" xlink:show="embed" xlink:actuate="onLoad"/></draw:frame> to open the <text:alphabetical-index-mark text:string-value="callouts"/>Callouts toolbar.</text:p>
          </table:table-cell>
          <table:table-cell office:value-type="string">
            <text:p text:style-name="P25"><draw:frame draw:style-name="fr18" draw:name="AOO41GS07_048" text:anchor-type="as-char" svg:width="2.0134in" svg:height="0.5862in" draw:z-index="73"><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74"><draw:image xlink:href="Pictures/1000020100000028000000187307A5A5.png" xlink:type="simple" xlink:show="embed" xlink:actuate="onLoad"/></draw:frame>.</text:p>
          </table:table-cell>
          <table:table-cell office:value-type="string">
            <text:p text:style-name="P25"><draw:frame draw:style-name="fr18" draw:name="AOO41GS07_050" text:anchor-type="as-char" svg:width="1.7311in" svg:height="0.8972in" draw:z-index="75"><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87269060" text:key1="objects"/>Framing<text:alphabetical-index-mark-end text:id="IMark87269060"/></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7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8" draw:name="AOO41GS07_051" text:anchor-type="as-char" svg:width="1.3791in" svg:height="1.3126in" draw:z-index="79"><draw:image xlink:href="Pictures/10000000000000EE000000E421E9569B.png" xlink:type="simple" xlink:show="embed" xlink:actuate="onLoad"/></draw:frame></text:p>
          </table:table-cell>
        </table:table-row>
      </table:table>
      <text:h text:style-name="OOoHeading_20_2" text:outline-level="3">Selecting <text:alphabetical-index-mark-start text:id="IMark144127700"/><text:alphabetical-index-mark-start text:id="IMark74414544" text:key1="objects"/>Hidden<text:alphabetical-index-mark-end text:id="IMark74414544"/> Objects<text:alphabetical-index-mark-end text:id="IMark144127700"/></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9" draw:name="AOO41GS07_053" text:anchor-type="as-char" svg:width="1.5835in" svg:height="1.3799in" draw:z-index="76"><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30" draw:name="AOO41GS07_054_ArrangeIcon" text:anchor-type="as-char" svg:width="0.4335in" svg:height="0.2756in" draw:z-index="77"><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soft-page-break/><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8" draw:name="AOO41GS07_055" text:anchor-type="as-char" svg:width="1.811in" svg:height="1.4555in" draw:z-index="80"><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7" draw:name="AOO41GS07_056" text:anchor-type="as-char" svg:width="1.8417in" svg:height="1.1917in" draw:z-index="81"><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ext:soft-page-break/>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82"><draw:text-box fo:min-height="2.3362in"><text:p text:style-name="OOoFigureCaption"><draw:frame draw:style-name="fr31" draw:name="AOO41GS07_057" text:anchor-type="paragraph" svg:x="0.0016in" svg:y="0.0008in" svg:width="3.5602in" style:rel-width="100%" svg:height="2.3362in" style:rel-height="scale" draw:z-index="8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1374in" svg:width="0.2165in" svg:height="0.1535in" draw:z-index="8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1366in" svg:width="0.2398in" svg:height="0.1772in" draw:z-index="85"><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text:soft-page-break/>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86"><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87"><draw:image xlink:href="Pictures/100000000000001C0000001B93F2ACDD.png" xlink:type="simple" xlink:show="embed" xlink:actuate="onLoad"/></draw:frame></text:span><text:span text:style-name="T11"> icon to see more options.</text:span></text:p>
      <text:p text:style-name="OOoTextBody"><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7"><draw:frame draw:style-name="fr17" draw:name="AOO41GS07_063" text:anchor-type="as-char" svg:width="6.689in" svg:height="0.6728in" draw:z-index="8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8"><text:span text:style-name="T4">1</text:span> <text:s/>Styles and Formatting</text:p>
            <text:p text:style-name="P28"><text:span text:style-name="T4">2 </text:span><text:s/>Line</text:p>
            <text:p text:style-name="P28"><text:span text:style-name="T4">3</text:span> <text:s/>Arrow Style</text:p>
          </table:table-cell>
          <table:table-cell table:style-name="Table121.A1" office:value-type="string">
            <text:p text:style-name="P28"><text:span text:style-name="T4">4</text:span> <text:s/>Line Style</text:p>
            <text:p text:style-name="P28"><text:span text:style-name="T4">5 </text:span><text:s/>Line Width</text:p>
            <text:p text:style-name="P28"><text:span text:style-name="T4">6 </text:span><text:s/>Line Color</text:p>
          </table:table-cell>
          <table:table-cell table:style-name="Table121.A1" office:value-type="string">
            <text:p text:style-name="P28"><text:span text:style-name="T4">7</text:span> <text:s text:c="5"/>Area</text:p>
            <text:p text:style-name="P28"><text:span text:style-name="T4">8–9</text:span> <text:s/>Area Style / Filling</text:p>
            <text:p text:style-name="P28"><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74414544"/>Context Menu<text:alphabetical-index-mark-end text:id="IMark74414544"/></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5"><draw:frame draw:style-name="fr34" draw:name="AOO41GS07_064" text:anchor-type="as-char" svg:width="2.2925in" style:rel-width="88%" svg:height="1.361in" style:rel-height="scale" draw:z-index="8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9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61640140"/>Line Properties<text:alphabetical-index-mark-end text:id="IMark61640140"/></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text:soft-page-break/><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91"><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5" draw:name="AOO41GS07_067" text:anchor-type="paragraph" svg:x="5.6807in" svg:y="-0.0354in" svg:width="0.9689in" svg:height="2.3626in" draw:z-index="4"><draw:image xlink:href="Pictures/100000000000007A0000012F7F691ED9.png" xlink:type="simple" xlink:show="embed" xlink:actuate="onLoad"/></draw:frame>Drawing <text:alphabetical-index-mark-start text:id="IMark61640140"/>Arrows<text:alphabetical-index-mark-end text:id="IMark61640140"/></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92"><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OOoHeading_20_2" text:outline-level="3">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8" draw:name="AOO41GS07_069" text:anchor-type="as-char" svg:width="3.1307in" svg:height="1.6575in" draw:z-index="93"><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OOoHeading_20_2" text:outline-level="3"><text:soft-page-break/>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94"><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5"><draw:frame draw:style-name="fr18" draw:name="AOO41GS07_070" text:anchor-type="as-char" svg:width="1.5335in" svg:height="1.1764in" draw:z-index="95"><draw:image xlink:href="Pictures/10000000000000A900000082DD68D8C7.png" xlink:type="simple" xlink:show="embed" xlink:actuate="onLoad"/></draw:frame></text:p>
          </table:table-cell>
        </table:table-row>
      </table:table>
      <text:h text:style-name="OOoHeading_20_2" text:outline-level="3">Adding <text:alphabetical-index-mark-start text:id="IMark74414544"/>Transparency<text:alphabetical-index-mark-end text:id="IMark74414544"/></text:h>
      <text:p text:style-name="OOoTextBody">You can make objects partly or fully transparent, or even with a varying degree of transparency (as a gradient).</text:p>
      <text:h text:style-name="OOoHeading_20_1" text:outline-level="2">Using <text:alphabetical-index-mark-start text:id="IMark74414544"/>Styles<text:alphabetical-index-mark-end text:id="IMark74414544"/></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2819in" svg:width="0.2756in" svg:height="0.2756in" draw:z-index="96"><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97"><draw:image xlink:href="Pictures/100000000000001400000014E550AC59.png" xlink:type="simple" xlink:show="embed" xlink:actuate="onLoad"/></draw:frame>. You will see a dashed line through the middle of the object.</text:p>
          </table:table-cell>
          <table:table-cell office:value-type="string">
            <text:p text:style-name="P25"><draw:frame draw:style-name="fr18" draw:name="AOO41GS07_074" text:anchor-type="as-char" svg:width="1.3307in" svg:height="0.8335in" draw:z-index="98"><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5"><draw:frame draw:style-name="fr18" draw:name="AOO41GS07_075" text:anchor-type="as-char" svg:width="1.3181in" svg:height="0.7835in" draw:z-index="99"><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5"><draw:frame draw:style-name="fr18" draw:name="AOO41GS07_076" text:anchor-type="as-char" svg:width="1.3071in" svg:height="1.2047in" draw:z-index="100"><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ext:soft-page-break/>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6"><draw:frame draw:style-name="fr18" draw:name="AOO41GS07_077" text:anchor-type="as-char" svg:width="2.0783in" svg:height="1.3071in" draw:z-index="101"><draw:image xlink:href="Pictures/10000000000000E500000090900D1A37.png" xlink:type="simple" xlink:show="embed" xlink:actuate="onLoad"/></draw:frame></text:p>
          </table:table-cell>
          <table:table-cell office:value-type="string">
            <text:p text:style-name="P26"><draw:frame draw:style-name="fr18" draw:name="AOO41GS07_078" text:anchor-type="as-char" svg:width="2.1165in" svg:height="1.3311in" draw:z-index="102"><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61640140"/>radients<text:alphabetical-index-mark-end text:id="IMark61640140"/><text:reference-mark-end text:name="Dynamic gradients"/></text:h>
      <text:p text:style-name="OOoTextBody">You can control <text:alphabetical-index-mark-start text:id="IMark74414544"/>transparency<text:alphabetical-index-mark-end text:id="IMark74414544"/>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61640140"/><text:alphabetical-index-mark-start text:id="IMark74414544" text:key1="drawing"/>duplication<text:alphabetical-index-mark-end text:id="IMark74414544"/><text:alphabetical-index-mark-end text:id="IMark61640140"/>,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11"><text:soft-page-break/><draw:frame draw:style-name="fr1" draw:name="Figure_AOO41GS07_23" text:anchor-type="as-char" svg:y="-3.4846in" svg:width="4.0689in" draw:z-index="103"><draw:text-box fo:min-height="3.7693in"><text:p text:style-name="OOoFigureCaption"><draw:frame draw:style-name="fr18" draw:name="AOO41GS07_079" text:anchor-type="as-char" svg:width="4.0689in" svg:height="3.5047in" draw:z-index="104"><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igure_AOO41GS07_24" text:anchor-type="as-char" svg:y="-2.461in" svg:width="2.4173in" draw:z-index="105"><draw:text-box fo:min-height="2.3453in"><text:p text:style-name="OOoFigureCaption"><draw:frame draw:style-name="fr31"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text:soft-page-break/><draw:frame draw:style-name="fr5" draw:name="Figure_AOO41GS07_25" text:anchor-type="as-char" fo:min-width="0.3937in" draw:z-index="50"><draw:text-box fo:min-height="1.6181in"><text:p text:style-name="OOoFigureCaption"><draw:frame draw:style-name="fr18" draw:name="AOO41GS07_081" text:anchor-type="as-char" svg:width="3.9701in" svg:height="1.6299in" draw:z-index="57"><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29"><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74414544"/>Undoing Groups<text:alphabetical-index-mark-end text:id="IMark74414544"/></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text:soft-page-break/>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61640140"/><text:alphabetical-index-mark-start text:id="IMark74414544" text:key1="drawing objects"/>ositioning<text:alphabetical-index-mark-end text:id="IMark74414544"/> Objects<text:alphabetical-index-mark-end text:id="IMark61640140"/><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6">Moving an object to the front or to the back</text:p>
        </text:list-item>
      </text:list>
      <text:list xml:id="list37446701" text:continue-list="list37448463" text:style-name="OOoBullets_20_1">
        <text:list-item>
          <text:p text:style-name="P35">Aligning objects with respect to each other</text:p>
        </text:list-item>
        <text:list-item>
          <text:p text:style-name="P33">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61948572"/><text:alphabetical-index-mark-start text:id="IMark87283624"/>raster graphics<text:alphabetical-index-mark-end text:id="IMark87283624"/><text:alphabetical-index-mark-end text:id="IMark61948572"/> (<text:alphabetical-index-mark-start text:id="IMark62008952"/><text:alphabetical-index-mark-start text:id="IMark87283528"/>bitmaps<text:alphabetical-index-mark-end text:id="IMark87283528"/><text:alphabetical-index-mark-end text:id="IMark62008952"/>)—for example, photos and scanned images—including import and export as well as <text:alphabetical-index-mark-start text:id="IMark87283576"/><text:alphabetical-index-mark-start text:id="IMark87283192"/>conversion<text:alphabetical-index-mark-end text:id="IMark87283192"/><text:alphabetical-index-mark-end text:id="IMark87283576"/>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7450368" text:continue-list="list37446701"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87283528" text:key1="drawing objects"/><text:alphabetical-index-mark-start text:id="IMark62008952"/>3D Objects<text:alphabetical-index-mark-end text:id="IMark62008952"/><text:alphabetical-index-mark-end text:id="IMark87283528"/></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text:soft-page-break/>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62008952" text:key1="drawing"/>HTML export<text:alphabetical-index-mark-end text:id="IMark62008952"/> uses a conversion wizard that creates as many web pages as there are pages in your <text:alphabetical-index-mark-start text:id="IMark87283192"/>Draw<text:alphabetical-index-mark-end text:id="IMark87283192"/>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27</text:page-number></text:p>
      </style:footer>
      <style:footer-left>
        <text:p text:style-name="OOoFooter"><text:page-number text:select-page="current">28</text:page-number>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text:p>
      </style:footer>
      <style:footer-left>
        <text:p text:style-name="OOoFooter"><text:page-number text:select-page="current"/>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12-11T17:22:34.25</dc:date>
    <dc:creator>Keith McKenna</dc:creator>
    <meta:editing-duration>PT13H2M37S</meta:editing-duration>
    <meta:editing-cycles>96</meta:editing-cycles>
    <meta:generator>OpenOffice/4.1.13$Win32 OpenOffice.org_project/4113m1$Build-9810</meta:generator>
    <meta:keyword>Version 4.1</meta:keyword>
    <dc:subject>Apache OpenOffice User Guides</dc:subject>
    <meta:document-statistic meta:table-count="28" meta:image-count="83" meta:object-count="0" meta:page-count="28" meta:paragraph-count="457" meta:word-count="7322" meta:character-count="41732"/>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